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ngine.ge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ngine.sortModuleDescriptors( Collection moduleDescriptors , Sort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ngine.getCircular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ngine.SortEngine( SortEngine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Engine.sortNodes( Collection nodes , Sort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